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</text:span><text:span text:style-name="T1">age </text:span><text:span text:style-name="T1">sour</text:span><text:span text:style-name="T1">ce</text:span></text:p>
            <text:p><text:span text:style-name="T1">(con</text:span><text:span text:style-name="T1">st. </text:span><text:span text:style-name="T1">E, </text:span><text:span text:style-name="T1">var. </text:span><text:span text:style-name="T1">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</text:span><text:span text:style-name="T1">age </text:span><text:span text:style-name="T1">sour</text:span><text:span text:style-name="T1">ce</text:span></text:p>
            <text:p><text:span text:style-name="T1">(con</text:span><text:span text:style-name="T1">st. </text:span><text:span text:style-name="T1">E, </text:span><text:span text:style-name="T1">var. </text:span><text:span text:style-name="T1">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</text:span><text:span text:style-name="T1">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</text:span><text:span text:style-name="T4">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</text:span><text:span text:style-name="T6">age </text:span><text:span text:style-name="T6">sou</text:span><text:span text:style-name="T6">rce</text:span></text:p>
            <text:p><text:span text:style-name="T6">(co</text:span><text:span text:style-name="T6">nst. </text:span><text:span text:style-name="T6">E, </text:span><text:span text:style-name="T6">var. </text:span><text:span text:style-name="T6">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</text:span><text:span text:style-name="T6">age </text:span><text:span text:style-name="T6">sou</text:span><text:span text:style-name="T6">rce</text:span></text:p>
            <text:p><text:span text:style-name="T6">(co</text:span><text:span text:style-name="T6">nst. </text:span><text:span text:style-name="T6">E, </text:span><text:span text:style-name="T6">var. </text:span><text:span text:style-name="T6">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5cm" svg:y1="1.5cm" svg:x2="17.25cm" svg:y2="1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5cm" svg:y1="1.5cm" svg:x2="14.5cm" svg:y2="2cm">
          <text:p/>
        </draw:line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</text:span><text:span text:style-name="T4">rg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</text:span><text:span text:style-name="T1">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</text:span><text:span text:style-name="T6">age </text:span><text:span text:style-name="T6">sou</text:span><text:span text:style-name="T6">rce</text:span></text:p>
            <text:p><text:span text:style-name="T6">(co</text:span><text:span text:style-name="T6">nst. </text:span><text:span text:style-name="T6">E, </text:span><text:span text:style-name="T6">var. </text:span><text:span text:style-name="T6">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</text:span><text:span text:style-name="T4">rg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</text:span><text:span text:style-name="T1">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</text:span><text:span text:style-name="T6">age </text:span><text:span text:style-name="T6">sou</text:span><text:span text:style-name="T6">rce</text:span></text:p>
            <text:p><text:span text:style-name="T6">(co</text:span><text:span text:style-name="T6">nst. </text:span><text:span text:style-name="T6">E, </text:span><text:span text:style-name="T6">var. </text:span><text:span text:style-name="T6">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ne</text:span><text:span text:style-name="T4">rg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</text:span><text:span text:style-name="T1">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</text:span><text:span text:style-name="T6">age </text:span><text:span text:style-name="T6">sou</text:span><text:span text:style-name="T6">rce</text:span></text:p>
            <text:p><text:span text:style-name="T6">(co</text:span><text:span text:style-name="T6">nst. </text:span><text:span text:style-name="T6">E, </text:span><text:span text:style-name="T6">var. </text:span><text:span text:style-name="T6">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</text:span><text:span text:style-name="T4">r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</text:span><text:span text:style-name="T6">age </text:span><text:span text:style-name="T6">sou</text:span><text:span text:style-name="T6">rce</text:span></text:p>
            <text:p><text:span text:style-name="T6">(co</text:span><text:span text:style-name="T6">nst. </text:span><text:span text:style-name="T6">E, </text:span><text:span text:style-name="T6">var. </text:span><text:span text:style-name="T6">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</text:span><text:span text:style-name="T4">rg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</text:span><text:span text:style-name="T1">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</text:span><text:span text:style-name="T1">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10T11:58:53.564286966</dc:date>
    <meta:editing-duration>PT1H38M22S</meta:editing-duration>
    <meta:editing-cycles>36</meta:editing-cycles>
    <meta:generator>LibreOffice/7.3.3.2$Linux_X86_64 LibreOffice_project/30$Build-2</meta:generator>
    <meta:document-statistic meta:object-count="498"/>
  </office:meta>
</office:document-meta>
</file>